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F8000001CB05778920742E0D24.png" manifest:media-type="image/png"/>
  <manifest:file-entry manifest:full-path="Pictures/10000201000001FE00000107C8DAD9709F491812.png" manifest:media-type="image/png"/>
  <manifest:file-entry manifest:full-path="Pictures/100000000000028A0000028AB3BCAFDE27EE7F87.jpg" manifest:media-type="image/jpeg"/>
  <manifest:file-entry manifest:full-path="Pictures/1000020100000286000001BE06D5D09BA1848A95.png" manifest:media-type="image/png"/>
  <manifest:file-entry manifest:full-path="Pictures/100000000000021C0000021C8D516EC927D93FEE.jpg" manifest:media-type="image/jpeg"/>
  <manifest:file-entry manifest:full-path="Pictures/100000000000016A000001059670D7556F5747CC.jpg" manifest:media-type="image/jpeg"/>
  <manifest:file-entry manifest:full-path="Pictures/10000000000002DE0000028A1FF82FFC1DA6D266.jpg" manifest:media-type="image/jpeg"/>
  <manifest:file-entry manifest:full-path="Pictures/100002010000020A000001115AE071AE582D2977.png" manifest:media-type="image/png"/>
  <manifest:file-entry manifest:full-path="Pictures/10000201000001B400000180A8835F422FF45A85.png" manifest:media-type="image/png"/>
  <manifest:file-entry manifest:full-path="Pictures/10000000000000EC000000D607A5027298B0107B.jpg" manifest:media-type="image/jpeg"/>
  <manifest:file-entry manifest:full-path="Pictures/100000000000032000000320F7BF42AA9828EA0A.jpg" manifest:media-type="image/jpeg"/>
  <manifest:file-entry manifest:full-path="Pictures/10000201000001EC0000017DA020D370AE1F7E0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ffffff"/>
    </style:style>
    <style:style style:name="gr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106cm" svg:stroke-color="#140577" draw:marker-start-width="0.359cm" draw:marker-end-width="0.359cm" draw:fill="solid" draw:textarea-vertical-align="middle" fo:padding-top="0.178cm" fo:padding-bottom="0.178cm" fo:padding-left="0.303cm" fo:padding-right="0.303cm"/>
    </style:style>
    <style:style style:name="gr3" style:family="graphic" style:parent-style-name="objectwithoutfill">
      <style:graphic-properties svg:stroke-width="0.106cm" svg:stroke-color="#da00c4" draw:marker-start-width="0.359cm" draw:marker-end-width="0.359cm" draw:fill="solid" draw:textarea-vertical-align="middle" fo:padding-top="0.178cm" fo:padding-bottom="0.178cm" fo:padding-left="0.303cm" fo:padding-right="0.303cm"/>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1.354cm, 3.116cm, 2.033cm, 2.37cm)" draw:image-opacity="100%" style:mirror="none"/>
    </style:style>
    <style:style style:name="gr5"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799cm, 1.395cm, 1.73cm, 0.299cm)" draw:image-opacity="100%" style:mirror="horizontal"/>
    </style:style>
    <style:style style:name="gr7"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854cm, 3.248cm, 0cm, 0cm)" draw:image-opacity="100%" style:mirror="none"/>
    </style:style>
    <style:style style:name="gr8"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5.097cm, 4.7cm, 4.1cm, 5.197cm)" draw:image-opacity="100%" style:mirror="none"/>
    </style:style>
    <style:style style:name="gr9"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2.599cm, 3.9cm, 4.233cm, 1.932cm)" draw:image-opacity="100%" style:mirror="horizontal"/>
    </style:style>
    <style:style style:name="gr10"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1.999cm, 1.829cm, 2.13cm, 1.9cm)" draw:image-opacity="100%" style:mirror="horizontal"/>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2" style:family="graphic" style:parent-style-name="standard">
      <style:graphic-properties draw:stroke="none" svg:stroke-color="#000000" draw:fill="none" draw:fill-color="#ffffff" fo:min-height="1.334cm"/>
      <style:paragraph-properties style:writing-mode="lr-tb"/>
    </style:style>
    <style:style style:name="gr13" style:family="graphic" style:parent-style-name="standard">
      <style:graphic-properties svg:stroke-color="#da00c4" draw:fill-color="#da00c4" draw:textarea-horizontal-align="justify" draw:textarea-vertical-align="middle" draw:auto-grow-height="false" fo:min-height="0.034cm" fo:min-width="0cm"/>
    </style:style>
    <style:style style:name="gr14" style:family="graphic" style:parent-style-name="standard">
      <style:graphic-properties svg:stroke-color="#da00c4" draw:fill-color="#da00c4" draw:textarea-horizontal-align="justify" draw:textarea-vertical-align="middle" draw:auto-grow-height="false" fo:min-height="0cm" fo:min-width="0cm"/>
    </style:style>
    <style:style style:name="gr15" style:family="graphic" style:parent-style-name="standard">
      <style:graphic-properties svg:stroke-color="#da00c4" draw:fill-color="#da00c4" draw:textarea-horizontal-align="justify" draw:textarea-vertical-align="middle" draw:auto-grow-height="false" fo:min-height="0.032cm" fo:min-width="0cm"/>
    </style:style>
    <style:style style:name="gr16" style:family="graphic" style:parent-style-name="standard">
      <style:graphic-properties draw:fill-color="#140577" draw:textarea-horizontal-align="justify" draw:textarea-vertical-align="middle" draw:auto-grow-height="false" fo:min-height="0cm" fo:min-width="0cm"/>
    </style:style>
    <style:style style:name="gr17" style:family="graphic" style:parent-style-name="standard">
      <style:graphic-properties draw:fill-color="#140577" draw:textarea-horizontal-align="justify" draw:textarea-vertical-align="middle" draw:auto-grow-height="false" fo:min-height="0.032cm" fo:min-width="0cm"/>
    </style:style>
    <style:style style:name="gr18" style:family="graphic" style:parent-style-name="standard">
      <style:graphic-properties svg:stroke-color="#140577" draw:fill-color="#140577" draw:textarea-horizontal-align="justify" draw:textarea-vertical-align="middle" draw:auto-grow-height="false" fo:min-height="0.032cm" fo:min-width="0cm"/>
    </style:style>
    <style:style style:name="gr19" style:family="graphic" style:parent-style-name="standard">
      <style:graphic-properties draw:stroke="none" svg:stroke-color="#000000" draw:fill="none" draw:fill-color="#ffffff" fo:min-height="1.55cm"/>
      <style:paragraph-properties style:writing-mode="lr-tb"/>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loext:graphic-properties draw:fill="none" draw:fill-color="#ffffff"/>
    </style:style>
    <style:style style:name="P4" style:family="paragraph">
      <loext:graphic-properties draw:fill-color="#da00c4"/>
      <style:paragraph-properties fo:text-align="center"/>
    </style:style>
    <style:style style:name="P5" style:family="paragraph">
      <loext:graphic-properties draw:fill-color="#140577"/>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frame draw:style-name="gr1" draw:text-style-name="P1" draw:layer="layout" svg:width="10.667cm" svg:height="9.715cm" svg:x="1.733cm" svg:y="1.485cm">
          <draw:image xlink:href="Pictures/10000201000001F8000001CB05778920742E0D24.png" xlink:type="simple" xlink:show="embed" xlink:actuate="onLoad" loext:mime-type="image/png">
            <text:p/>
          </draw:image>
        </draw:frame>
        <draw:frame draw:style-name="gr1" draw:text-style-name="P1" draw:layer="layout" svg:width="7.109cm" svg:height="3.666cm" svg:x="2.6cm" svg:y="11.534cm">
          <draw:image xlink:href="Pictures/10000201000001FE00000107C8DAD9709F491812.png" xlink:type="simple" xlink:show="embed" xlink:actuate="onLoad" loext:mime-type="image/png">
            <text:p/>
          </draw:image>
        </draw:frame>
        <draw:frame draw:style-name="gr1" draw:text-style-name="P1" draw:layer="layout" svg:width="8.18cm" svg:height="4.278cm" svg:x="12.12cm" svg:y="2.4cm">
          <draw:image xlink:href="Pictures/100002010000020A000001115AE071AE582D2977.png" xlink:type="simple" xlink:show="embed" xlink:actuate="onLoad" loext:mime-type="image/png">
            <text:p/>
          </draw:image>
        </draw:frame>
        <draw:path draw:style-name="gr2" draw:text-style-name="P2" draw:layer="layout" svg:width="1.853cm" svg:height="10.407cm" draw:transform="rotate (-0.159697626557481) translate (10.484cm 4.009cm)" svg:viewBox="0 0 1854 10408" svg:d="M464 10394c290 29 583 8 879-17 257-21 493-178 503-484 8-268 25-509-45-749-74-254-148-499-172-754-25-260-157-474-193-726-38-270-116-538-131-811-16-306-182-551-212-849-28-264-85-526-127-787-48-294-95-591-143-885-43-271-87-542-130-811-41-255-82-510-123-763-44-271-83-542-131-811-46-258-180-491-245-743-64-249-83-508-123-762l-39-246-32-196">
          <text:p/>
        </draw:path>
        <draw:path draw:style-name="gr3" draw:text-style-name="P2" draw:layer="layout" svg:width="1.349cm" svg:height="10.249cm" draw:transform="rotate (-0.111177473352039) translate (10.036cm 3.337cm)" svg:viewBox="0 0 1350 10250" svg:d="M390 10230c252 26 505 36 748-33 365-104 157-528 112-790-42-247-59-485-157-735-94-238-71-511-86-766-14-253-89-489-107-741-20-264-6-544-114-788-109-246-151-500-208-753-59-259-63-525-139-787-71-247-57-513-85-767-28-249-56-497-83-743-28-248-104-495-83-742 23-260-34-497-8-751 25-250-35-497-58-745-25-256-59-511-86-767l-28-247-8-75">
          <text:p/>
        </draw:path>
        <draw:path draw:style-name="gr2" draw:text-style-name="P2" draw:layer="layout" svg:width="2.089cm" svg:height="0.336cm" draw:transform="rotate (0.111177473352039) translate (11.4697117246273cm 3.86790392761484cm)" svg:viewBox="0 0 2090 337" svg:d="M0 318c267 75 492-100 762-91 252 8 506-42 759-65l250 3 264-121 55-44">
          <text:p/>
        </draw:path>
        <draw:path draw:style-name="gr3" draw:text-style-name="P2" draw:layer="layout" svg:width="2.686cm" svg:height="1.354cm" draw:transform="rotate (0.419926218029836) translate (11.2136497183743cm 2.84644254907984cm)" svg:viewBox="0 0 2687 1355" svg:d="M0 592c270-100 607 169 806-158 116-190 223-539 563-404 286 114 356 411 593 565 218 141 418 313 591 509l134 251">
          <text:p/>
        </draw:path>
        <draw:frame draw:style-name="gr4" draw:text-style-name="P1" draw:layer="layout" svg:width="4.099cm" svg:height="4.499cm" svg:x="11.701cm" svg:y="5.601cm">
          <draw:image xlink:href="Pictures/10000000000002DE0000028A1FF82FFC1DA6D266.jpg" xlink:type="simple" xlink:show="embed" xlink:actuate="onLoad" loext:mime-type="image/jpeg">
            <text:p/>
          </draw:image>
        </draw:frame>
        <draw:path draw:style-name="gr3" draw:text-style-name="P2" draw:layer="layout" svg:width="5.231cm" svg:height="2.559cm" svg:x="10.16cm" svg:y="9.015cm" svg:viewBox="0 0 5232 2560" svg:d="M0 2191c257 0 514 0 772 0 256 0 515-3 772 0 265 4 534-26 797 25 266 51 531 116 797 174 264 57 527 133 797 150 265 16 543 53 797-50 374-152 233-523 323-822 79-262 192-493 175-772-16-264-90-523-224-747l-125-149">
          <text:p/>
        </draw:path>
        <draw:frame draw:style-name="gr5" draw:text-style-name="P1" draw:layer="layout" svg:width="4.514cm" svg:height="3.975cm" draw:transform="rotate (-3.14159265358979) translate (28.2cm 8.2cm)">
          <draw:image xlink:href="Pictures/10000201000001B400000180A8835F422FF45A85.png" xlink:type="simple" xlink:show="embed" xlink:actuate="onLoad" loext:mime-type="image/png">
            <text:p/>
          </draw:image>
        </draw:frame>
        <draw:frame draw:style-name="gr6" draw:text-style-name="P1" draw:layer="layout" svg:width="3.299cm" svg:height="1.999cm" svg:x="23.7cm" svg:y="1.9cm">
          <draw:image xlink:href="Pictures/10000000000000EC000000D607A5027298B0107B.jpg" xlink:type="simple" xlink:show="embed" xlink:actuate="onLoad" loext:mime-type="image/jpeg">
            <text:p/>
          </draw:image>
        </draw:frame>
        <draw:frame draw:style-name="gr1" draw:text-style-name="P1" draw:layer="layout" svg:width="4.9cm" svg:height="3.533cm" svg:x="23.5cm" svg:y="9.067cm">
          <draw:image xlink:href="Pictures/100000000000016A000001059670D7556F5747CC.jpg" xlink:type="simple" xlink:show="embed" xlink:actuate="onLoad" loext:mime-type="image/jpeg">
            <text:p/>
          </draw:image>
        </draw:frame>
        <draw:frame draw:style-name="gr7" draw:text-style-name="P1" draw:layer="layout" svg:width="4.299cm" svg:height="3.541cm" svg:x="13.3cm" svg:y="15.859cm">
          <draw:image xlink:href="Pictures/1000020100000286000001BE06D5D09BA1848A95.png" xlink:type="simple" xlink:show="embed" xlink:actuate="onLoad" loext:mime-type="image/png">
            <text:p/>
          </draw:image>
        </draw:frame>
        <draw:frame draw:style-name="gr8" draw:text-style-name="P1" draw:layer="layout" svg:width="2cm" svg:height="2.192cm" svg:x="25cm" svg:y="16.608cm">
          <draw:image xlink:href="Pictures/100000000000028A0000028AB3BCAFDE27EE7F87.jpg" xlink:type="simple" xlink:show="embed" xlink:actuate="onLoad" loext:mime-type="image/jpeg">
            <text:p/>
          </draw:image>
        </draw:frame>
        <draw:frame draw:style-name="gr9" draw:text-style-name="P1" draw:layer="layout" svg:width="2.411cm" svg:height="2.194cm" svg:x="22.089cm" svg:y="16.3cm">
          <draw:image xlink:href="Pictures/100000000000032000000320F7BF42AA9828EA0A.jpg" xlink:type="simple" xlink:show="embed" xlink:actuate="onLoad" loext:mime-type="image/jpeg">
            <text:p/>
          </draw:image>
        </draw:frame>
        <draw:path draw:style-name="gr3" draw:text-style-name="P2" draw:layer="layout" svg:width="8.565cm" svg:height="4.282cm" svg:x="15.365cm" svg:y="3.81cm" svg:viewBox="0 0 8566 4283" svg:d="M0 4283c833-310 1799-70 2639-373 290-104 568-243 847-374 302-142 600-297 847-548 219-222 528-304 772-523 227-205 495-364 771-498 263-128 475-332 748-448 259-110 491-265 747-398 287-150 478-444 647-722l249-175 249-199 50-25">
          <text:p/>
        </draw:path>
        <draw:path draw:style-name="gr3" draw:text-style-name="P2" draw:layer="layout" svg:width="2.034cm" svg:height="3.216cm" draw:transform="rotate (-2.63265464370825) translate (24.5625580703477cm 7.64994930952487cm)" svg:viewBox="0 0 2035 3217" svg:d="M0 120c301 8 599-28 895-71 284-40 593-98 869 28 292 134 308 504 233 758-74 251-158 498-267 735-105 229-276 414-386 640-109 224-242 435-364 652l-165 193-119 162">
          <text:p/>
        </draw:path>
        <draw:path draw:style-name="gr3" draw:text-style-name="P2" draw:layer="layout" svg:width="2.602cm" svg:height="3.129cm" draw:transform="rotate (1.68197380014694) translate (23.2737809941064cm 10.9537667675042cm)" svg:viewBox="0 0 2603 3130" svg:d="M0 3116c270 43 544-15 789-112 289-113 430-419 528-692 94-259 120-622 429-704 324-86 439-386 573-637 128-238 106-490 157-735l127-236">
          <text:p/>
        </draw:path>
        <draw:path draw:style-name="gr3" draw:text-style-name="P2" draw:layer="layout" svg:width="10.334cm" svg:height="2.176cm" svg:x="14.393cm" svg:y="7.77cm" svg:viewBox="0 0 10335 2177" svg:d="M0 2166c257 0 515 0 772 0 248 0 497 0 747 0 257 0 516 24 772 0 260-24 511-132 772-149 277-18 518-114 797-150 263-34 514-42 772-50 256-8 515 0 772 0 248 0 499 2 747 0 254-3 504-59 747-124 264-70 536-98 797-174 244-71 495-110 747-150 263-42 543-56 772-224 235-172 557-274 673-573l149-249 249-249 50-74">
          <text:p/>
        </draw:path>
        <draw:path draw:style-name="gr3" draw:text-style-name="P2" draw:layer="layout" svg:width="2.689cm" svg:height="2.091cm" svg:x="23.308cm" svg:y="9.064cm" svg:viewBox="0 0 2690 2092" svg:d="M2690 2092c-337-184-643-426-996-573-283-118-569-246-797-448-241-214-561-360-697-672l-175-249-25-150">
          <text:p/>
        </draw:path>
        <draw:path draw:style-name="gr3" draw:text-style-name="P2" draw:layer="layout" svg:width="3.513cm" svg:height="3.757cm" draw:transform="rotate (-0.279776279094691) translate (14.867cm 11.505cm)" svg:viewBox="0 0 3514 3758" svg:d="M0 0c348 27 614 274 904 440 298 170 585 344 817 594 223 239 483 345 628 649 126 265 347 475 537 701 182 214 272 474 412 711l93 232 68 239 55 192">
          <text:p/>
        </draw:path>
        <draw:path draw:style-name="gr3" draw:text-style-name="P2" draw:layer="layout" svg:width="8.117cm" svg:height="2.774cm" svg:x="17.556cm" svg:y="16.258cm" svg:viewBox="0 0 8118 2775" svg:d="M0 252c319-89 631-267 971-249 250 13 507-52 747 100 271 171 520 373 747 597 237 234 458 503 747 673 296 174 586 350 847 572 227 193 474 373 747 498 233 107 502 99 747 175 270 84 850-554 548-448-379 133 369 435 598 522 234 89 497 93 747 75 201-14 647 91 572-299l100-49">
          <text:p/>
        </draw:path>
        <draw:path draw:style-name="gr2" draw:text-style-name="P2" draw:layer="layout" svg:width="13.465cm" svg:height="18.201cm" draw:transform="rotate (0.142767932813136) translate (15.0323298876621cm 2.50593046276033cm)" svg:viewBox="0 0 13466 18202" svg:d="M0 588c333 60 654-79 986-34 337 45 659-57 993-84 287-22 574-72 863-52 264 18 526-22 789-63 349-54 715-47 1036-203 269-132 541-114 824-133 287-20 570-29 855-3 321 29 639 121 965 114 266-7 538-55 803 14 275 72 560 42 842 96 299 57 608 87 911 131 279 40 559 80 839 120 295 43 591 85 887 128 261 37 525 82 788 113 256 31 512 57 772 62 438 8 312 406 235 637-83 250-75 525-113 788-37 255-93 507-110 765-19 291-61 578-99 866-35 262-76 525-113 788-38 262-76 526-114 789-36 254-89 508-110 764-22 268-116 517-138 786-21 255-73 508-110 764-37 262-75 525-113 789-38 262-83 525-114 788-31 274-106 539-166 807-54 243-76 487-156 732-84 259-78 542-117 813-37 262-75 527-113 789-35 245-84 491-106 739-25 273-212 481-258 743-44 252-73 509-109 764-41 279-81 560-121 839s-94 557-120 838c-25 263-120 512-234 746-112 229-124 489-229 722-121 271-435 361-705 351-269-9-528-77-749-208-218-130-645-208-546-582 23-88 478-808 158-229-138 250-461-320-720-405-251-83-467-203-720-254l-228-159-17-52">
          <text:p/>
        </draw:path>
        <draw:path draw:style-name="gr2" draw:text-style-name="P2" draw:layer="layout" svg:width="1.225cm" svg:height="3.185cm" draw:transform="rotate (-2.0305160517702) translate (28.513cm 3.91cm)" svg:viewBox="0 0 1226 3186" svg:d="M778 3144c339 182 494-274 437-522-60-261-50-548-198-791-133-219-229-462-343-692-110-222-221-445-331-669l-133-212-132-213-78-45">
          <text:p/>
        </draw:path>
        <draw:path draw:style-name="gr2" draw:text-style-name="P2" draw:layer="layout" svg:width="2.842cm" svg:height="4.531cm" draw:transform="rotate (1.5707963267949) translate (23.9309773936561cm 7.222cm)" svg:viewBox="0 0 2843 4532" svg:d="M0 274c291 82 525-139 797-174 250-33 488-101 747-100 276 2 568 40 772 224 212 191 298 477 349 747 50 265 103 515 124 797 20 265 42 514 50 772 8 264 0 532 0 797 0 273 0 547 0 822v249 124">
          <text:p/>
        </draw:path>
        <draw:path draw:style-name="gr2" draw:text-style-name="P2" draw:layer="layout" svg:width="0.992cm" svg:height="0.085cm" draw:transform="rotate (0.419926218029836) translate (27.4709359038496cm 11.2088222878205cm)" svg:viewBox="0 0 993 86" svg:d="M0 52c281 19 554-90 835-37l158 71">
          <text:p/>
        </draw:path>
        <draw:frame draw:style-name="gr10" draw:text-style-name="P1" draw:layer="layout" svg:width="2.3cm" svg:height="2.181cm" svg:x="4cm" svg:y="16.519cm">
          <draw:image xlink:href="Pictures/100000000000021C0000021C8D516EC927D93FEE.jpg" xlink:type="simple" xlink:show="embed" xlink:actuate="onLoad" loext:mime-type="image/jpeg">
            <text:p/>
          </draw:image>
        </draw:frame>
        <draw:path draw:style-name="gr3" draw:text-style-name="P2" draw:layer="layout" svg:width="4.458cm" svg:height="3.368cm" draw:transform="rotate (1.93120681733173) translate (2.84960339293967cm 17.9720486666348cm)" svg:viewBox="0 0 4459 3369" svg:d="M0 3369c324-67 656-181 898-408 196-182 389-376 544-593 167-235 328-475 461-730 123-238 290-450 374-711 83-254 156-561 421-693 253-127 530-295 851-212 251 66 535 123 664 357 153 276 114 600 194 898l20 300 32 199">
          <text:p/>
        </draw:path>
        <draw:path draw:style-name="gr2" draw:text-style-name="P2" draw:layer="layout" svg:width="3.492cm" svg:height="6.56cm" draw:transform="skewX (8.12707429420034E-017) rotate (0.663225115757845) translate (0.28492545145302cm 13.8864908018451cm)" svg:viewBox="0 0 3493 6561" svg:d="M2561 6532c300 116 527-142 685-350 168-221 265-495 244-758-23-295-241-532-413-765-152-205-374-332-574-479-228-169-449-359-712-463-248-98-495-195-716-337-217-140-416-305-577-515-160-207-368-391-451-636-104-304-25-656 132-940 122-219 291-405 441-603 162-214 339-424 589-552 287-147 609-154 908-111 254 36 456 221 651 381l113 57">
          <text:p/>
        </draw:path>
        <draw:frame draw:style-name="gr11" draw:text-style-name="P3" draw:layer="layout" svg:width="7.093cm" svg:height="0.962cm" svg:x="1.107cm" svg:y="18.838cm">
          <draw:text-box>
            <text:p>Input Min:15V Max:35V</text:p>
          </draw:text-box>
        </draw:frame>
        <draw:frame draw:style-name="gr12" draw:text-style-name="P3" draw:layer="layout" svg:width="3.8cm" svg:height="2.384cm" svg:x="7.7cm" svg:y="15.316cm">
          <draw:text-box>
            <text:p>Output: </text:p>
            <text:p>CV= 12.6V <text:s/>CC=1A</text:p>
          </draw:text-box>
        </draw:frame>
        <draw:custom-shape draw:style-name="gr13" draw:text-style-name="P4" draw:layer="layout" svg:width="0.3cm" svg:height="0.4cm" svg:x="14.8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2cm" svg:height="0.3cm" svg:x="22.3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4" draw:layer="layout" svg:width="0.3cm" svg:height="0.3cm" svg:x="23cm" svg:y="8.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4" draw:layer="layout" svg:width="0.3cm" svg:height="0.4cm" svg:x="23.2cm" svg:y="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5" draw:layer="layout" svg:width="0.3cm" svg:height="0.3cm" svg:x="28.4cm" svg:y="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 draw:text-style-name="P5" draw:layer="layout" svg:width="0.3cm" svg:height="0.4cm" svg:x="28.4cm" svg:y="4.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 draw:text-style-name="P5" draw:layer="layout" svg:width="0.4cm" svg:height="0.4cm" svg:x="28.3cm" svg:y="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4" draw:layer="layout" svg:width="0.3cm" svg:height="0.3cm" svg:x="10cm" svg:y="1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 draw:text-style-name="P1" draw:layer="layout" svg:width="3.513cm" svg:height="2.72cm" svg:x="18cm" svg:y="11.88cm">
          <draw:image xlink:href="Pictures/10000201000001EC0000017DA020D370AE1F7E08.png" xlink:type="simple" xlink:show="embed" xlink:actuate="onLoad" loext:mime-type="image/png">
            <text:p/>
          </draw:image>
        </draw:frame>
        <draw:path draw:style-name="gr3" draw:text-style-name="P2" draw:layer="layout" svg:width="1.904cm" svg:height="3.784cm" draw:transform="rotate (1.06185831691335) translate (15.016cm 11.629cm)" svg:viewBox="0 0 1905 3785" svg:d="M1342 3785c188-16 739 45 507-368-133-237-154-521-257-769-100-242-164-489-312-710-142-215-243-455-376-674-138-228-223-493-431-673l-199-202-165-193-109-196">
          <text:p/>
        </draw:path>
        <draw:path draw:style-name="gr2" draw:text-style-name="P2" draw:layer="layout" svg:width="2.442cm" svg:height="8.812cm" draw:transform="rotate (1.45961885344286) translate (10.7110279761456cm 12.4478152415894cm)" svg:viewBox="0 0 2443 8813" svg:d="M1382 8813c255-24 606 77 756-185 143-248 197-543 233-828 34-267 97-539 61-808-37-265 1-554-188-781-203-243-327-558-608-734-263-164-462-376-762-542-253-139-372-446-481-723-106-266-260-523-268-821-8-275-62-545-91-817-31-282-60-569 5-853 60-265 74-538 85-811 10-271 51-534 11-802l63-108">
          <text:p/>
        </draw:path>
        <draw:custom-shape draw:style-name="gr18" draw:text-style-name="P5" draw:layer="layout" svg:width="0.4cm" svg:height="0.4cm" svg:x="10.6cm" svg:y="12.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9" draw:text-style-name="P3" draw:layer="layout" svg:width="5.2cm" svg:height="1.8cm" svg:x="21.7cm" svg:y="13.3cm">
          <draw:text-box>
            <text:p>Battery </text:p>
            <text:p>test</text:p>
          </draw:text-box>
        </draw:frame>
        <draw:frame draw:style-name="gr11" draw:text-style-name="P3" draw:layer="layout" svg:width="1.311cm" svg:height="0.962cm" svg:x="23.6cm" svg:y="2.4cm">
          <draw:text-box>
            <text:p>H7</text:p>
          </draw:text-box>
        </draw:frame>
        <draw:frame draw:style-name="gr11" draw:text-style-name="P3" draw:layer="layout" svg:width="1.311cm" svg:height="0.962cm" svg:x="26.8cm" svg:y="7.6cm">
          <draw:text-box>
            <text:p>H4</text:p>
          </draw:text-box>
        </draw:frame>
        <draw:frame draw:style-name="gr11" draw:text-style-name="P3" draw:layer="layout" svg:width="3.114cm" svg:height="0.962cm" svg:x="13.8cm" svg:y="15.1cm">
          <draw:text-box>
            <text:p>Fuse test</text:p>
          </draw:text-box>
        </draw:frame>
        <draw:frame draw:style-name="gr11" draw:text-style-name="P3" draw:layer="layout" svg:width="3.673cm" svg:height="0.962cm" svg:x="24.5cm" svg:y="12.638cm">
          <draw:text-box>
            <text:p>Back Lamp</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11-04T11:34:11.384000000</dc:date>
    <meta:editing-duration>PT59M24S</meta:editing-duration>
    <meta:editing-cycles>6</meta:editing-cycles>
    <meta:generator>LibreOffice/6.4.4.2$Windows_X86_64 LibreOffice_project/3d775be2011f3886db32dfd395a6a6d1ca2630ff</meta:generator>
    <meta:document-statistic meta:object-count="48"/>
  </office:meta>
</office:document-meta>
</file>